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Unidad 1</text:span>.</text:p>
            <text:p>La célula.</text:p>
          </draw:text-box>
        </draw:frame>
        <draw:frame draw:style-name="gr1" draw:text-style-name="P2" draw:layer="layout" svg:width="9cm" svg:height="1.673cm" svg:x="16.6cm" svg:y="16.8cm">
          <draw:text-box>
            <text:p>Profesor: Cristian Muñoz</text:p>
            <text:p>Curso: 1ro Medio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Ver documental sobre la célula y responder las preguntas...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¿De dónde surge el estudio de la célula?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>Estudiaremos a Robert Hooke, uno de los grandes científicos...</text:p>
          </draw:text-box>
        </draw:frame>
        <draw:frame draw:style-name="gr3" draw:text-style-name="P3" draw:layer="layout" svg:width="14.904cm" svg:height="0.963cm" svg:x="6.296cm" svg:y="15.4cm">
          <draw:text-box>
            <text:p>https://www.youtube.com/watch?v=COcDZvbOcMg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7T22:54:17.557310019</meta:creation-date>
    <dc:date>2016-03-07T23:15:42.075331504</dc:date>
    <meta:editing-duration>PT6M14S</meta:editing-duration>
    <meta:editing-cycles>1</meta:editing-cycles>
    <meta:document-statistic meta:object-count="33"/>
    <meta:generator>LibreOffice/5.0.3.2$Linux_X86_64 LibreOffice_project/00m0$Build-2</meta:generator>
  </office:meta>
</office:document-meta>
</file>